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82000001CF318E69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16cm" svg:height="16.333cm" svg:x="3.986cm" svg:y="5.803cm">
          <draw:image xlink:href="Pictures/1000000000000182000001CF318E69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0.4.2$Linux_X86_64 LibreOffice_project/400m0$Build-2</meta:generator>
  </office:meta>
</office:document-meta>
</file>